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a30" officeooo:paragraph-rsid="0000d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stema deve verificar a diferença entre o estoque e a loja</text:p>
      <text:p text:style-name="P1">MERCADORIAS QUE TEM NO ESTOQUE E NAO TEM NA LOJA</text:p>
      <text:p text:style-name="P1"/>
      <text:p text:style-name="P1"/>
      <text:p text:style-name="P1"/>
      <text:p text:style-name="P1">ao gravar no estoque deve colocar no campo estoque o valor 1</text:p>
      <text:p text:style-name="P1">ao gravar na loja deve colocar no campo loja o valor 1</text:p>
      <text:p text:style-name="P1"/>
      <text:p text:style-name="P1">deve ter a pocao de usar ou nao essa configuracao</text:p>
      <text:p text:style-name="P1"/>
      <text:p text:style-name="P1">deve ter relatorio do que tem no estoque e nao tem na loja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18T08:48:54.004000000</dc:date>
    <meta:editing-duration>PT3M29S</meta:editing-duration>
    <meta:editing-cycles>1</meta:editing-cycles>
    <meta:document-statistic meta:table-count="0" meta:image-count="0" meta:object-count="0" meta:page-count="1" meta:paragraph-count="6" meta:word-count="69" meta:character-count="330" meta:non-whitespace-character-count="267"/>
  </office:meta>
</office:document-meta>
</file>